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M Sans" svg:font-family="'DM Sans'" style:font-family-generic="roman" style:font-pitch="variable"/>
    <style:font-face style:name="DM Sans1" svg:font-family="'DM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 style:font-family-generic="roman" style:font-pitch="variable"/>
    <style:font-face style:name="Oswald1" svg:font-family="Oswald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fo:break-before="auto" fo:break-after="auto"/>
    </style:style>
    <style:style style:name="P2" style:family="paragraph" style:parent-style-name="normal" style:master-page-name="Standard">
      <style:paragraph-properties fo:text-align="center" style:justify-single-word="false" style:page-number="1" fo:break-before="auto" fo:break-after="auto"/>
    </style:style>
    <style:style style:name="P3" style:family="paragraph" style:parent-style-name="normal">
      <style:paragraph-properties fo:text-align="center" style:justify-single-word="false" fo:break-before="auto" fo:break-after="auto"/>
      <style:text-properties style:font-name="Oswald" fo:font-size="12pt" fo:font-weight="bold" style:font-name-asian="Oswald1" style:font-size-asian="12pt" style:font-weight-asian="bold" style:font-name-complex="Oswald1" style:font-size-complex="12pt"/>
    </style:style>
    <style:style style:name="P4" style:family="paragraph" style:parent-style-name="normal">
      <style:paragraph-properties fo:margin-left="0in" fo:margin-right="0in" fo:line-height="100%" fo:orphans="0" fo:widows="0" fo:text-indent="0in" style:auto-text-indent="false"/>
      <style:text-properties style:font-name="Oswald" fo:font-size="14pt" fo:font-weight="bold" style:font-name-asian="Oswald1" style:font-size-asian="14pt" style:font-weight-asian="bold" style:font-name-complex="Oswald1" style:font-size-complex="14pt"/>
    </style:style>
    <style:style style:name="P5" style:family="paragraph" style:parent-style-name="normal">
      <style:paragraph-properties fo:margin-left="0in" fo:margin-right="0in" fo:line-height="100%" fo:orphans="0" fo:widows="0" fo:text-indent="0in" style:auto-text-indent="false"/>
    </style:style>
    <style:style style:name="P6" style:family="paragraph" style:parent-style-name="normal">
      <style:paragraph-properties fo:margin-left="0in" fo:margin-right="0in" fo:margin-top="0in" fo:margin-bottom="0.139in" style:contextual-spacing="false" fo:line-height="100%" fo:orphans="0" fo:widows="0" fo:text-indent="0in" style:auto-text-indent="false"/>
    </style:style>
    <style:style style:name="P7" style:family="paragraph" style:parent-style-name="normal">
      <style:paragraph-properties fo:margin-top="0in" fo:margin-bottom="0.139in" style:contextual-spacing="false" fo:line-height="100%" fo:orphans="0" fo:widows="0"/>
    </style:style>
    <style:style style:name="P8" style:family="paragraph" style:parent-style-name="normal">
      <style:paragraph-properties fo:line-height="100%" fo:orphans="0" fo:widows="0"/>
    </style:style>
    <style:style style:name="P9" style:family="paragraph" style:parent-style-name="normal" style:list-style-name="WWNum1">
      <style:paragraph-properties fo:margin-left="1in" fo:margin-right="0in" fo:margin-top="0in" fo:margin-bottom="0in" style:contextual-spacing="false" fo:line-height="100%" fo:orphans="0" fo:widows="0" fo:text-indent="-0.25in" style:auto-text-indent="false"/>
    </style:style>
    <style:style style:name="P10" style:family="paragraph" style:parent-style-name="normal" style:list-style-name="WWNum1">
      <style:paragraph-properties fo:margin-left="1in" fo:margin-right="0in" fo:margin-top="0in" fo:margin-bottom="0.139in" style:contextual-spacing="false" fo:line-height="100%" fo:orphans="0" fo:widows="0" fo:text-indent="-0.25in" style:auto-text-indent="false"/>
    </style:style>
    <style:style style:name="P11" style:family="paragraph" style:parent-style-name="normal">
      <style:paragraph-properties fo:margin-left="1in" fo:margin-right="0in" fo:margin-top="0in" fo:margin-bottom="0.139in" style:contextual-spacing="false" fo:line-height="100%" fo:orphans="0" fo:widows="0" fo:text-indent="0in" style:auto-text-indent="false"/>
    </style:style>
    <style:style style:name="P12" style:family="paragraph" style:parent-style-name="normal">
      <style:paragraph-properties fo:line-height="100%" fo:orphans="0" fo:widows="0"/>
      <style:text-properties style:font-name="DM Sans" fo:font-size="12pt" fo:font-weight="bold" style:font-name-asian="DM Sans1" style:font-size-asian="12pt" style:font-weight-asian="bold" style:font-name-complex="DM Sans1" style:font-size-complex="12pt"/>
    </style:style>
    <style:style style:name="P13" style:family="paragraph" style:parent-style-name="normal">
      <style:paragraph-properties fo:margin-top="0in" fo:margin-bottom="0.139in" style:contextual-spacing="false" fo:line-height="100%" fo:orphans="0" fo:widows="0"/>
      <style:text-properties style:font-name="DM Sans" fo:font-size="12pt" fo:font-weight="bold" style:font-name-asian="DM Sans1" style:font-size-asian="12pt" style:font-weight-asian="bold" style:font-name-complex="DM Sans1" style:font-size-complex="12pt"/>
    </style:style>
    <style:style style:name="P14" style:family="paragraph" style:parent-style-name="normal">
      <loext:graphic-properties draw:fill="solid" draw:fill-color="#1e1e1e"/>
      <style:paragraph-properties fo:line-height="150%" fo:orphans="0" fo:widows="0" fo:background-color="#1e1e1e"/>
    </style:style>
    <style:style style:name="P15" style:family="paragraph" style:parent-style-name="normal">
      <loext:graphic-properties draw:fill="solid" draw:fill-color="#1e1e1e"/>
      <style:paragraph-properties fo:margin-top="0in" fo:margin-bottom="0.139in" style:contextual-spacing="false" fo:line-height="150%" fo:orphans="0" fo:widows="0" fo:background-color="#1e1e1e"/>
    </style:style>
    <style:style style:name="P16" style:family="paragraph" style:parent-style-name="normal">
      <loext:graphic-properties draw:fill="solid" draw:fill-color="#1e1e1e"/>
      <style:paragraph-properties fo:line-height="150%" fo:orphans="0" fo:widows="0" fo:background-color="#1e1e1e"/>
      <style:text-properties fo:color="#d4d4d4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17" style:family="paragraph" style:parent-style-name="normal">
      <loext:graphic-properties draw:fill="solid" draw:fill-color="#1e1e1e"/>
      <style:paragraph-properties fo:margin-top="0in" fo:margin-bottom="0.139in" style:contextual-spacing="false" fo:line-height="150%" fo:orphans="0" fo:widows="0" fo:background-color="#1e1e1e"/>
      <style:text-properties fo:color="#d4d4d4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" style:family="text">
      <style:text-properties style:font-name="Oswald" fo:font-size="16pt" fo:font-weight="bold" style:font-name-asian="Oswald1" style:font-size-asian="16pt" style:font-weight-asian="bold" style:font-name-complex="Oswald1" style:font-size-complex="16pt"/>
    </style:style>
    <style:style style:name="T2" style:family="text">
      <style:text-properties style:font-name="Oswald" fo:font-size="14pt" fo:font-weight="bold" style:font-name-asian="Oswald1" style:font-size-asian="14pt" style:font-weight-asian="bold" style:font-name-complex="Oswald1" style:font-size-complex="14pt"/>
    </style:style>
    <style:style style:name="T3" style:family="text">
      <style:text-properties style:font-name="DM Sans" fo:font-size="12pt" fo:font-weight="bold" style:font-name-asian="DM Sans1" style:font-size-asian="12pt" style:font-weight-asian="bold" style:font-name-complex="DM Sans1" style:font-size-complex="12pt"/>
    </style:style>
    <style:style style:name="T4" style:family="text">
      <style:text-properties style:font-name="DM Sans" fo:font-size="12pt" style:font-name-asian="DM Sans1" style:font-size-asian="12pt" style:font-name-complex="DM Sans1" style:font-size-complex="12pt"/>
    </style:style>
    <style:style style:name="T5" style:family="text">
      <style:text-properties style:font-name="DM Sans" fo:font-size="12pt" style:text-underline-style="none" style:font-name-asian="DM Sans1" style:font-size-asian="12pt" style:font-name-complex="DM Sans1" style:font-size-complex="12pt"/>
    </style:style>
    <style:style style:name="T6" style:family="text">
      <style:text-properties fo:color="#569cd6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7" style:family="text">
      <style:text-properties fo:color="#d4d4d4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8" style:family="text">
      <style:text-properties fo:color="#4ec9b0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9" style:family="text">
      <style:text-properties fo:color="#dcdcaa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0" style:family="text">
      <style:text-properties fo:color="#9cdcfe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1" style:family="text">
      <style:text-properties fo:color="#c586c0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2" style:family="text">
      <style:text-properties fo:color="#ce9178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3" style:family="text">
      <style:text-properties fo:color="#b5cea8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4" style:family="text">
      <style:text-properties fo:color="#4fc1ff" loext:opacity="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5" style:family="text">
      <style:text-properties fo:color="#ff0000" loext:opacity="100%" style:font-name="DM Sans" fo:font-size="12pt" fo:font-weight="bold" style:font-name-asian="DM Sans1" style:font-size-asian="12pt" style:font-weight-asian="bold" style:font-name-complex="DM Sans1" style:font-size-complex="12pt"/>
    </style:style>
    <style:style style:name="T16" style:family="text">
      <style:text-properties fo:color="#3c78d8" loext:opacity="100%" style:font-name="Oswald" fo:font-size="12pt" fo:font-weight="bold" style:font-name-asian="Oswald1" style:font-size-asian="12pt" style:font-weight-asian="bold" style:font-name-complex="Oswald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troduction to Linked List </text:span></text:p>
      <text:p text:style-name="P1"><text:span text:style-name="T1">Java</text:span></text:p>
      <text:p text:style-name="P3"/>
      <text:p text:style-name="P4"/>
      <text:p text:style-name="P5"><text:span text:style-name="T2">Linked List</text:span></text:p>
      <text:p text:style-name="P4"/>
      <text:p text:style-name="P6"><text:span text:style-name="T3">LinkedList class Implementation (Collection Framework)</text:span></text:p>
      <text:p text:style-name="P12"/>
      <text:p text:style-name="P14"><text:span text:style-name="T6">import</text:span><text:span text:style-name="T7"> </text:span><text:span text:style-name="T8">java</text:span><text:span text:style-name="T7">.</text:span><text:span text:style-name="T8">util</text:span><text:span text:style-name="T7">.*;</text:span></text:p>
      <text:p text:style-name="P16"/>
      <text:p text:style-name="P14"><text:span text:style-name="T6">class</text:span><text:span text:style-name="T7"> </text:span><text:span text:style-name="T8">LL</text:span><text:span text:style-name="T7"> {</text:span></text:p>
      <text:p text:style-name="P14"><text:span text:style-name="T7"><text:s text:c="3"/></text:span><text:span text:style-name="T6">public</text:span><text:span text:style-name="T7"> </text:span><text:span text:style-name="T6">static</text:span><text:span text:style-name="T7"> </text:span><text:span text:style-name="T8">void</text:span><text:span text:style-name="T7"> </text:span><text:span text:style-name="T9">main</text:span><text:span text:style-name="T7">(</text:span><text:span text:style-name="T8">String</text:span><text:span text:style-name="T7"> </text:span><text:span text:style-name="T10">args</text:span><text:span text:style-name="T7">[]) {</text:span></text:p>
      <text:p text:style-name="P14"><text:span text:style-name="T7"><text:s text:c="7"/></text:span><text:span text:style-name="T8">LinkedList</text:span><text:span text:style-name="T7">&lt;</text:span><text:span text:style-name="T8">String</text:span><text:span text:style-name="T7">&gt; </text:span><text:span text:style-name="T10">list</text:span><text:span text:style-name="T7"> = </text:span><text:span text:style-name="T11">new</text:span><text:span text:style-name="T7"> </text:span><text:span text:style-name="T9">LinkedList</text:span><text:span text:style-name="T7">&lt;</text:span><text:span text:style-name="T8">String</text:span><text:span text:style-name="T7">&gt;();</text:span></text:p>
      <text:p text:style-name="P14"><text:span text:style-name="T7"><text:s text:c="7"/></text:span><text:span text:style-name="T10">list</text:span><text:span text:style-name="T7">.</text:span><text:span text:style-name="T9">add</text:span><text:span text:style-name="T7">(</text:span><text:span text:style-name="T12">"is"</text:span><text:span text:style-name="T7">);</text:span></text:p>
      <text:p text:style-name="P14"><text:span text:style-name="T7"><text:s text:c="7"/></text:span><text:span text:style-name="T10">list</text:span><text:span text:style-name="T7">.</text:span><text:span text:style-name="T9">add</text:span><text:span text:style-name="T7">(</text:span><text:span text:style-name="T12">"a"</text:span><text:span text:style-name="T7">);</text:span></text:p>
      <text:p text:style-name="P14"><text:span text:style-name="T7"><text:s text:c="7"/></text:span><text:span text:style-name="T10">list</text:span><text:span text:style-name="T7">.</text:span><text:span text:style-name="T9">addLast</text:span><text:span text:style-name="T7">(</text:span><text:span text:style-name="T12">"list"</text:span><text:span text:style-name="T7">);</text:span></text:p>
      <text:p text:style-name="P14"><text:span text:style-name="T7"><text:s text:c="7"/></text:span><text:span text:style-name="T10">list</text:span><text:span text:style-name="T7">.</text:span><text:span text:style-name="T9">addFirst</text:span><text:span text:style-name="T7">(</text:span><text:span text:style-name="T12">"this"</text:span><text:span text:style-name="T7">);</text:span></text:p>
      <text:p text:style-name="P14"><text:span text:style-name="T7"><text:s text:c="7"/></text:span><text:span text:style-name="T10">list</text:span><text:span text:style-name="T7">.</text:span><text:span text:style-name="T9">add</text:span><text:span text:style-name="T7">(</text:span><text:span text:style-name="T13">3</text:span><text:span text:style-name="T7">, </text:span><text:span text:style-name="T12">"linked"</text:span><text:span text:style-name="T7">);</text:span></text:p>
      <text:p text:style-name="P14"><text:span text:style-name="T7"><text:s text:c="7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0">list</text:span><text:span text:style-name="T7">);</text:span></text:p>
      <text:p text:style-name="P16"/>
      <text:p text:style-name="P14"><text:span text:style-name="T7"><text:s text:c="7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0">list</text:span><text:span text:style-name="T7">.</text:span><text:span text:style-name="T9">get</text:span><text:span text:style-name="T7">(</text:span><text:span text:style-name="T13">0</text:span><text:span text:style-name="T7">));</text:span></text:p>
      <text:p text:style-name="P14"><text:span text:style-name="T7"><text:s text:c="7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0">list</text:span><text:span text:style-name="T7">.</text:span><text:span text:style-name="T9">size</text:span><text:span text:style-name="T7">()); <text:s text:c="2"/></text:span></text:p>
      <text:p text:style-name="P14"><text:span text:style-name="T7"><text:s text:c="7"/></text:span><text:span text:style-name="T10">list</text:span><text:span text:style-name="T7">.</text:span><text:span text:style-name="T9">remove</text:span><text:span text:style-name="T7">(</text:span><text:span text:style-name="T13">3</text:span><text:span text:style-name="T7">);</text:span></text:p>
      <text:p text:style-name="P14"><text:span text:style-name="T7"><text:s text:c="7"/></text:span><text:span text:style-name="T10">list</text:span><text:span text:style-name="T7">.</text:span><text:span text:style-name="T9">removeFirst</text:span><text:span text:style-name="T7">();</text:span></text:p>
      <text:p text:style-name="P14"><text:span text:style-name="T7"><text:s text:c="7"/></text:span><text:span text:style-name="T10">list</text:span><text:span text:style-name="T7">.</text:span><text:span text:style-name="T9">removeLast</text:span><text:span text:style-name="T7">();</text:span></text:p>
      <text:p text:style-name="P14"><text:span text:style-name="T7"><text:s text:c="6"/></text:span></text:p>
      <text:p text:style-name="P14"><text:span text:style-name="T7"><text:s text:c="7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0">list</text:span><text:span text:style-name="T7">);</text:span></text:p>
      <text:p text:style-name="P14"><text:span text:style-name="T7"><text:s text:c="3"/>}</text:span></text:p>
      <text:p text:style-name="P14"><text:span text:style-name="T7">}</text:span></text:p>
      <text:p text:style-name="P12"/>
      <text:p text:style-name="P12"/>
      <text:p text:style-name="P13"/>
      <text:p text:style-name="P13"/>
      <text:p text:style-name="P13"/>
      <text:p text:style-name="P13"/>
      <text:p text:style-name="P7"><text:soft-page-break/><text:span text:style-name="T3">Scratch Implementation (</text:span><text:span text:style-name="T15">Important for BEGINNERS</text:span><text:span text:style-name="T3">)</text:span></text:p>
      <text:p text:style-name="P15"><text:span text:style-name="T6">class</text:span><text:span text:style-name="T7"> </text:span><text:span text:style-name="T8">LL</text:span><text:span text:style-name="T7"> {</text:span></text:p>
      <text:p text:style-name="P17"/>
      <text:p text:style-name="P15"><text:span text:style-name="T7"><text:s text:c="3"/></text:span><text:span text:style-name="T8">Node</text:span><text:span text:style-name="T7"> </text:span><text:span text:style-name="T10">head</text:span><text:span text:style-name="T7">;</text:span></text:p>
      <text:p text:style-name="P15"><text:span text:style-name="T7"><text:s text:c="3"/></text:span><text:span text:style-name="T6">private</text:span><text:span text:style-name="T7"> </text:span><text:span text:style-name="T8">int</text:span><text:span text:style-name="T7"> </text:span><text:span text:style-name="T10">size</text:span><text:span text:style-name="T7">;</text:span></text:p>
      <text:p text:style-name="P17"/>
      <text:p text:style-name="P15"><text:span text:style-name="T7"><text:s text:c="3"/></text:span><text:span text:style-name="T9">LL</text:span><text:span text:style-name="T7"> () {</text:span></text:p>
      <text:p text:style-name="P15"><text:span text:style-name="T7"><text:s text:c="7"/></text:span><text:span text:style-name="T10">size</text:span><text:span text:style-name="T7"> = </text:span><text:span text:style-name="T13">0</text:span><text:span text:style-name="T7">;</text:span></text:p>
      <text:p text:style-name="P15"><text:span text:style-name="T7"><text:s text:c="3"/>}</text:span></text:p>
      <text:p text:style-name="P17"/>
      <text:p text:style-name="P15"><text:span text:style-name="T7"><text:s text:c="3"/></text:span><text:span text:style-name="T6">public</text:span><text:span text:style-name="T7"> </text:span><text:span text:style-name="T6">class</text:span><text:span text:style-name="T7"> </text:span><text:span text:style-name="T8">Node</text:span><text:span text:style-name="T7"> {</text:span></text:p>
      <text:p text:style-name="P15"><text:span text:style-name="T7"><text:s text:c="7"/></text:span><text:span text:style-name="T8">String</text:span><text:span text:style-name="T7"> </text:span><text:span text:style-name="T10">data</text:span><text:span text:style-name="T7">;</text:span></text:p>
      <text:p text:style-name="P15"><text:span text:style-name="T7"><text:s text:c="7"/></text:span><text:span text:style-name="T8">Node</text:span><text:span text:style-name="T7"> </text:span><text:span text:style-name="T10">next</text:span><text:span text:style-name="T7">;</text:span></text:p>
      <text:p text:style-name="P17"/>
      <text:p text:style-name="P15"><text:span text:style-name="T7"><text:s text:c="7"/></text:span><text:span text:style-name="T9">Node</text:span><text:span text:style-name="T7">(</text:span><text:span text:style-name="T8">String</text:span><text:span text:style-name="T7"> </text:span><text:span text:style-name="T10">data</text:span><text:span text:style-name="T7">) {</text:span></text:p>
      <text:p text:style-name="P15"><text:span text:style-name="T7"><text:s text:c="11"/></text:span><text:span text:style-name="T6">this</text:span><text:span text:style-name="T7">.</text:span><text:span text:style-name="T10">data</text:span><text:span text:style-name="T7"> = </text:span><text:span text:style-name="T10">data</text:span><text:span text:style-name="T7">;</text:span></text:p>
      <text:p text:style-name="P15"><text:span text:style-name="T7"><text:s text:c="11"/></text:span><text:span text:style-name="T6">this</text:span><text:span text:style-name="T7">.</text:span><text:span text:style-name="T10">next</text:span><text:span text:style-name="T7"> = </text:span><text:span text:style-name="T6">null</text:span><text:span text:style-name="T7">;</text:span></text:p>
      <text:p text:style-name="P15"><text:span text:style-name="T7"><text:s text:c="11"/></text:span><text:span text:style-name="T10">size</text:span><text:span text:style-name="T7">++;</text:span></text:p>
      <text:p text:style-name="P15"><text:span text:style-name="T7"><text:s text:c="7"/>}</text:span></text:p>
      <text:p text:style-name="P15"><text:span text:style-name="T7"><text:s text:c="3"/>}</text:span></text:p>
      <text:p text:style-name="P17"/>
      <text:p text:style-name="P15"><text:span text:style-name="T7"><text:s text:c="3"/></text:span><text:span text:style-name="T6">public</text:span><text:span text:style-name="T7"> </text:span><text:span text:style-name="T8">void</text:span><text:span text:style-name="T7"> </text:span><text:span text:style-name="T9">addFirst</text:span><text:span text:style-name="T7">(</text:span><text:span text:style-name="T8">String</text:span><text:span text:style-name="T7"> </text:span><text:span text:style-name="T10">data</text:span><text:span text:style-name="T7">) {</text:span></text:p>
      <text:p text:style-name="P15"><text:span text:style-name="T7"><text:s text:c="7"/></text:span><text:span text:style-name="T8">Node</text:span><text:span text:style-name="T7"> </text:span><text:span text:style-name="T10">newNode</text:span><text:span text:style-name="T7"> = </text:span><text:span text:style-name="T11">new</text:span><text:span text:style-name="T7"> </text:span><text:span text:style-name="T9">Node</text:span><text:span text:style-name="T7">(</text:span><text:span text:style-name="T10">data</text:span><text:span text:style-name="T7">);</text:span></text:p>
      <text:p text:style-name="P15"><text:span text:style-name="T7"><text:s text:c="7"/></text:span><text:span text:style-name="T10">newNode</text:span><text:span text:style-name="T7">.</text:span><text:span text:style-name="T10">next</text:span><text:span text:style-name="T7"> = </text:span><text:span text:style-name="T10">head</text:span><text:span text:style-name="T7">;</text:span></text:p>
      <text:p text:style-name="P15"><text:span text:style-name="T7"><text:s text:c="7"/></text:span><text:span text:style-name="T10">head</text:span><text:span text:style-name="T7"> = </text:span><text:span text:style-name="T10">newNode</text:span><text:span text:style-name="T7">;</text:span></text:p>
      <text:p text:style-name="P15"><text:span text:style-name="T7"><text:s text:c="3"/>}</text:span></text:p>
      <text:p text:style-name="P17"><text:soft-page-break/></text:p>
      <text:p text:style-name="P15"><text:span text:style-name="T7"><text:s text:c="3"/></text:span><text:span text:style-name="T6">public</text:span><text:span text:style-name="T7"> </text:span><text:span text:style-name="T8">void</text:span><text:span text:style-name="T7"> </text:span><text:span text:style-name="T9">addLast</text:span><text:span text:style-name="T7">(</text:span><text:span text:style-name="T8">String</text:span><text:span text:style-name="T7"> </text:span><text:span text:style-name="T10">data</text:span><text:span text:style-name="T7">) {</text:span></text:p>
      <text:p text:style-name="P15"><text:span text:style-name="T7"><text:s text:c="7"/></text:span><text:span text:style-name="T8">Node</text:span><text:span text:style-name="T7"> </text:span><text:span text:style-name="T10">newNode</text:span><text:span text:style-name="T7"> = </text:span><text:span text:style-name="T11">new</text:span><text:span text:style-name="T7"> </text:span><text:span text:style-name="T9">Node</text:span><text:span text:style-name="T7">(</text:span><text:span text:style-name="T10">data</text:span><text:span text:style-name="T7">);</text:span></text:p>
      <text:p text:style-name="P17"/>
      <text:p text:style-name="P15"><text:span text:style-name="T7"><text:s text:c="7"/></text:span><text:span text:style-name="T11">if</text:span><text:span text:style-name="T7">(</text:span><text:span text:style-name="T10">head</text:span><text:span text:style-name="T7"> == </text:span><text:span text:style-name="T6">null</text:span><text:span text:style-name="T7">) {</text:span></text:p>
      <text:p text:style-name="P15"><text:span text:style-name="T7"><text:s text:c="11"/></text:span><text:span text:style-name="T10">head</text:span><text:span text:style-name="T7"> = </text:span><text:span text:style-name="T10">newNode</text:span><text:span text:style-name="T7">;</text:span></text:p>
      <text:p text:style-name="P15"><text:span text:style-name="T7"><text:s text:c="11"/></text:span><text:span text:style-name="T11">return</text:span><text:span text:style-name="T7">;</text:span></text:p>
      <text:p text:style-name="P15"><text:span text:style-name="T7"><text:s text:c="7"/>}</text:span></text:p>
      <text:p text:style-name="P17"/>
      <text:p text:style-name="P15"><text:span text:style-name="T7"><text:s text:c="7"/></text:span><text:span text:style-name="T8">Node</text:span><text:span text:style-name="T7"> </text:span><text:span text:style-name="T10">lastNode</text:span><text:span text:style-name="T7"> = </text:span><text:span text:style-name="T10">head</text:span><text:span text:style-name="T7">;</text:span></text:p>
      <text:p text:style-name="P15"><text:span text:style-name="T7"><text:s text:c="7"/></text:span><text:span text:style-name="T11">while</text:span><text:span text:style-name="T7">(</text:span><text:span text:style-name="T10">lastNode</text:span><text:span text:style-name="T7">.</text:span><text:span text:style-name="T10">next</text:span><text:span text:style-name="T7"> != </text:span><text:span text:style-name="T6">null</text:span><text:span text:style-name="T7">) {</text:span></text:p>
      <text:p text:style-name="P15"><text:span text:style-name="T7"><text:s text:c="11"/></text:span><text:span text:style-name="T10">lastNode</text:span><text:span text:style-name="T7"> = </text:span><text:span text:style-name="T10">lastNode</text:span><text:span text:style-name="T7">.</text:span><text:span text:style-name="T10">next</text:span><text:span text:style-name="T7">;</text:span></text:p>
      <text:p text:style-name="P15"><text:span text:style-name="T7"><text:s text:c="7"/>}</text:span></text:p>
      <text:p text:style-name="P17"/>
      <text:p text:style-name="P15"><text:span text:style-name="T7"><text:s text:c="7"/></text:span><text:span text:style-name="T10">lastNode</text:span><text:span text:style-name="T7">.</text:span><text:span text:style-name="T10">next</text:span><text:span text:style-name="T7"> = </text:span><text:span text:style-name="T10">newNode</text:span><text:span text:style-name="T7">;</text:span></text:p>
      <text:p text:style-name="P15"><text:span text:style-name="T7"><text:s text:c="3"/>}</text:span></text:p>
      <text:p text:style-name="P17"/>
      <text:p text:style-name="P15"><text:span text:style-name="T7"><text:s text:c="3"/></text:span><text:span text:style-name="T6">public</text:span><text:span text:style-name="T7"> </text:span><text:span text:style-name="T8">void</text:span><text:span text:style-name="T7"> </text:span><text:span text:style-name="T9">printList</text:span><text:span text:style-name="T7">() {</text:span></text:p>
      <text:p text:style-name="P15"><text:span text:style-name="T7"><text:s text:c="7"/></text:span><text:span text:style-name="T8">Node</text:span><text:span text:style-name="T7"> </text:span><text:span text:style-name="T10">currNode</text:span><text:span text:style-name="T7"> = </text:span><text:span text:style-name="T10">head</text:span><text:span text:style-name="T7">;</text:span></text:p>
      <text:p text:style-name="P17"/>
      <text:p text:style-name="P15"><text:span text:style-name="T7"><text:s text:c="7"/></text:span><text:span text:style-name="T11">while</text:span><text:span text:style-name="T7">(</text:span><text:span text:style-name="T10">currNode</text:span><text:span text:style-name="T7"> != </text:span><text:span text:style-name="T6">null</text:span><text:span text:style-name="T7">) {</text:span></text:p>
      <text:p text:style-name="P15"><text:span text:style-name="T7"><text:s text:c="11"/></text:span><text:span text:style-name="T8">System</text:span><text:span text:style-name="T7">.</text:span><text:span text:style-name="T14">out</text:span><text:span text:style-name="T7">.</text:span><text:span text:style-name="T9">print</text:span><text:span text:style-name="T7">(</text:span><text:span text:style-name="T10">currNode</text:span><text:span text:style-name="T7">.</text:span><text:span text:style-name="T10">data</text:span><text:span text:style-name="T7">+</text:span><text:span text:style-name="T12">" -&gt; "</text:span><text:span text:style-name="T7">);</text:span></text:p>
      <text:p text:style-name="P15"><text:span text:style-name="T7"><text:s text:c="11"/></text:span><text:span text:style-name="T10">currNode</text:span><text:span text:style-name="T7"> = </text:span><text:span text:style-name="T10">currNode</text:span><text:span text:style-name="T7">.</text:span><text:span text:style-name="T10">next</text:span><text:span text:style-name="T7">;</text:span></text:p>
      <text:p text:style-name="P15"><text:span text:style-name="T7"><text:s text:c="7"/>}</text:span></text:p>
      <text:p text:style-name="P17"/>
      <text:p text:style-name="P15"><text:span text:style-name="T7"><text:s text:c="7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2">"null"</text:span><text:span text:style-name="T7">);</text:span></text:p>
      <text:p text:style-name="P15"><text:soft-page-break/><text:span text:style-name="T7"><text:s text:c="3"/>}</text:span></text:p>
      <text:p text:style-name="P17"/>
      <text:p text:style-name="P15"><text:span text:style-name="T7"><text:s text:c="3"/></text:span><text:span text:style-name="T6">public</text:span><text:span text:style-name="T7"> </text:span><text:span text:style-name="T8">void</text:span><text:span text:style-name="T7"> </text:span><text:span text:style-name="T9">removeFirst</text:span><text:span text:style-name="T7">() {</text:span></text:p>
      <text:p text:style-name="P15"><text:span text:style-name="T7"><text:s text:c="7"/></text:span><text:span text:style-name="T11">if</text:span><text:span text:style-name="T7">(</text:span><text:span text:style-name="T10">head</text:span><text:span text:style-name="T7"> == </text:span><text:span text:style-name="T6">null</text:span><text:span text:style-name="T7">) {</text:span></text:p>
      <text:p text:style-name="P15"><text:span text:style-name="T7"><text:s text:c="11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2">"Empty List, nothing to delete"</text:span><text:span text:style-name="T7">);</text:span></text:p>
      <text:p text:style-name="P15"><text:span text:style-name="T7"><text:s text:c="11"/></text:span><text:span text:style-name="T11">return</text:span><text:span text:style-name="T7">;</text:span></text:p>
      <text:p text:style-name="P15"><text:span text:style-name="T7"><text:s text:c="7"/>}</text:span></text:p>
      <text:p text:style-name="P17"/>
      <text:p text:style-name="P15"><text:span text:style-name="T7"><text:s text:c="7"/></text:span><text:span text:style-name="T10">head</text:span><text:span text:style-name="T7"> = </text:span><text:span text:style-name="T6">this</text:span><text:span text:style-name="T7">.</text:span><text:span text:style-name="T10">head</text:span><text:span text:style-name="T7">.</text:span><text:span text:style-name="T10">next</text:span><text:span text:style-name="T7">;</text:span></text:p>
      <text:p text:style-name="P15"><text:span text:style-name="T7"><text:s text:c="7"/></text:span><text:span text:style-name="T10">size</text:span><text:span text:style-name="T7">--;</text:span></text:p>
      <text:p text:style-name="P15"><text:span text:style-name="T7"><text:s text:c="3"/>}</text:span></text:p>
      <text:p text:style-name="P17"/>
      <text:p text:style-name="P15"><text:span text:style-name="T7"><text:s text:c="3"/></text:span><text:span text:style-name="T6">public</text:span><text:span text:style-name="T7"> </text:span><text:span text:style-name="T8">void</text:span><text:span text:style-name="T7"> </text:span><text:span text:style-name="T9">removeLast</text:span><text:span text:style-name="T7">() {</text:span></text:p>
      <text:p text:style-name="P15"><text:span text:style-name="T7"><text:s text:c="7"/></text:span><text:span text:style-name="T11">if</text:span><text:span text:style-name="T7">(</text:span><text:span text:style-name="T10">head</text:span><text:span text:style-name="T7"> == </text:span><text:span text:style-name="T6">null</text:span><text:span text:style-name="T7">) {</text:span></text:p>
      <text:p text:style-name="P15"><text:span text:style-name="T7"><text:s text:c="11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2">"Empty List, nothing to delete"</text:span><text:span text:style-name="T7">);</text:span></text:p>
      <text:p text:style-name="P15"><text:span text:style-name="T7"><text:s text:c="11"/></text:span><text:span text:style-name="T11">return</text:span><text:span text:style-name="T7">;</text:span></text:p>
      <text:p text:style-name="P15"><text:span text:style-name="T7"><text:s text:c="7"/>}</text:span></text:p>
      <text:p text:style-name="P17"/>
      <text:p text:style-name="P15"><text:span text:style-name="T7"><text:s text:c="7"/></text:span><text:span text:style-name="T10">size</text:span><text:span text:style-name="T7">--;</text:span></text:p>
      <text:p text:style-name="P15"><text:span text:style-name="T7"><text:s text:c="7"/></text:span><text:span text:style-name="T11">if</text:span><text:span text:style-name="T7">(</text:span><text:span text:style-name="T10">head</text:span><text:span text:style-name="T7">.</text:span><text:span text:style-name="T10">next</text:span><text:span text:style-name="T7"> == </text:span><text:span text:style-name="T6">null</text:span><text:span text:style-name="T7">) {</text:span></text:p>
      <text:p text:style-name="P15"><text:span text:style-name="T7"><text:s text:c="11"/></text:span><text:span text:style-name="T10">head</text:span><text:span text:style-name="T7"> = </text:span><text:span text:style-name="T6">null</text:span><text:span text:style-name="T7">;</text:span></text:p>
      <text:p text:style-name="P15"><text:span text:style-name="T7"><text:s text:c="11"/></text:span><text:span text:style-name="T11">return</text:span><text:span text:style-name="T7">;</text:span></text:p>
      <text:p text:style-name="P15"><text:span text:style-name="T7"><text:s text:c="7"/>}</text:span></text:p>
      <text:p text:style-name="P17"/>
      <text:p text:style-name="P15"><text:span text:style-name="T7"><text:s text:c="7"/></text:span><text:span text:style-name="T8">Node</text:span><text:span text:style-name="T7"> </text:span><text:span text:style-name="T10">currNode</text:span><text:span text:style-name="T7"> = </text:span><text:span text:style-name="T10">head</text:span><text:span text:style-name="T7">;</text:span></text:p>
      <text:p text:style-name="P15"><text:span text:style-name="T7"><text:s text:c="7"/></text:span><text:span text:style-name="T8">Node</text:span><text:span text:style-name="T7"> </text:span><text:span text:style-name="T10">lastNode</text:span><text:span text:style-name="T7"> = </text:span><text:span text:style-name="T10">head</text:span><text:span text:style-name="T7">.</text:span><text:span text:style-name="T10">next</text:span><text:span text:style-name="T7">;</text:span></text:p>
      <text:p text:style-name="P15"><text:soft-page-break/><text:span text:style-name="T7"><text:s text:c="7"/></text:span><text:span text:style-name="T11">while</text:span><text:span text:style-name="T7">(</text:span><text:span text:style-name="T10">lastNode</text:span><text:span text:style-name="T7">.</text:span><text:span text:style-name="T10">next</text:span><text:span text:style-name="T7"> != </text:span><text:span text:style-name="T6">null</text:span><text:span text:style-name="T7">) {</text:span></text:p>
      <text:p text:style-name="P15"><text:span text:style-name="T7"><text:s text:c="11"/></text:span><text:span text:style-name="T10">currNode</text:span><text:span text:style-name="T7"> = </text:span><text:span text:style-name="T10">currNode</text:span><text:span text:style-name="T7">.</text:span><text:span text:style-name="T10">next</text:span><text:span text:style-name="T7">;</text:span></text:p>
      <text:p text:style-name="P15"><text:span text:style-name="T7"><text:s text:c="11"/></text:span><text:span text:style-name="T10">lastNode</text:span><text:span text:style-name="T7"> = </text:span><text:span text:style-name="T10">lastNode</text:span><text:span text:style-name="T7">.</text:span><text:span text:style-name="T10">next</text:span><text:span text:style-name="T7">;</text:span></text:p>
      <text:p text:style-name="P15"><text:span text:style-name="T7"><text:s text:c="7"/>}</text:span></text:p>
      <text:p text:style-name="P17"/>
      <text:p text:style-name="P15"><text:span text:style-name="T7"><text:s text:c="7"/></text:span><text:span text:style-name="T10">currNode</text:span><text:span text:style-name="T7">.</text:span><text:span text:style-name="T10">next</text:span><text:span text:style-name="T7"> = </text:span><text:span text:style-name="T6">null</text:span><text:span text:style-name="T7">;</text:span></text:p>
      <text:p text:style-name="P15"><text:span text:style-name="T7"><text:s text:c="3"/>}</text:span></text:p>
      <text:p text:style-name="P17"/>
      <text:p text:style-name="P15"><text:span text:style-name="T7"><text:s text:c="3"/></text:span><text:span text:style-name="T6">public</text:span><text:span text:style-name="T7"> </text:span><text:span text:style-name="T8">int</text:span><text:span text:style-name="T7"> </text:span><text:span text:style-name="T9">getSize</text:span><text:span text:style-name="T7">() {</text:span></text:p>
      <text:p text:style-name="P15"><text:span text:style-name="T7"><text:s text:c="7"/></text:span><text:span text:style-name="T11">return</text:span><text:span text:style-name="T7"> </text:span><text:span text:style-name="T10">size</text:span><text:span text:style-name="T7">;</text:span></text:p>
      <text:p text:style-name="P15"><text:span text:style-name="T7"><text:s text:c="3"/>}</text:span></text:p>
      <text:p text:style-name="P15"><text:span text:style-name="T7"><text:s/></text:span></text:p>
      <text:p text:style-name="P17"/>
      <text:p text:style-name="P17"/>
      <text:p text:style-name="P15"><text:span text:style-name="T7"><text:s text:c="3"/></text:span><text:span text:style-name="T6">public</text:span><text:span text:style-name="T7"> </text:span><text:span text:style-name="T6">static</text:span><text:span text:style-name="T7"> </text:span><text:span text:style-name="T8">void</text:span><text:span text:style-name="T7"> </text:span><text:span text:style-name="T9">main</text:span><text:span text:style-name="T7">(</text:span><text:span text:style-name="T8">String</text:span><text:span text:style-name="T7"> </text:span><text:span text:style-name="T10">args</text:span><text:span text:style-name="T7">[]) {</text:span></text:p>
      <text:p text:style-name="P15"><text:span text:style-name="T7"><text:s text:c="7"/></text:span><text:span text:style-name="T8">LL</text:span><text:span text:style-name="T7"> </text:span><text:span text:style-name="T10">list</text:span><text:span text:style-name="T7"> = </text:span><text:span text:style-name="T11">new</text:span><text:span text:style-name="T7"> </text:span><text:span text:style-name="T9">LL</text:span><text:span text:style-name="T7">();</text:span></text:p>
      <text:p text:style-name="P15"><text:span text:style-name="T7"><text:s text:c="7"/></text:span><text:span text:style-name="T10">list</text:span><text:span text:style-name="T7">.</text:span><text:span text:style-name="T9">addLast</text:span><text:span text:style-name="T7">(</text:span><text:span text:style-name="T12">"is"</text:span><text:span text:style-name="T7">);</text:span></text:p>
      <text:p text:style-name="P15"><text:span text:style-name="T7"><text:s text:c="7"/></text:span><text:span text:style-name="T10">list</text:span><text:span text:style-name="T7">.</text:span><text:span text:style-name="T9">addLast</text:span><text:span text:style-name="T7">(</text:span><text:span text:style-name="T12">"a"</text:span><text:span text:style-name="T7">);</text:span></text:p>
      <text:p text:style-name="P15"><text:span text:style-name="T7"><text:s text:c="7"/></text:span><text:span text:style-name="T10">list</text:span><text:span text:style-name="T7">.</text:span><text:span text:style-name="T9">addLast</text:span><text:span text:style-name="T7">(</text:span><text:span text:style-name="T12">"list"</text:span><text:span text:style-name="T7">);</text:span></text:p>
      <text:p text:style-name="P15"><text:span text:style-name="T7"><text:s text:c="7"/></text:span><text:span text:style-name="T10">list</text:span><text:span text:style-name="T7">.</text:span><text:span text:style-name="T9">printList</text:span><text:span text:style-name="T7">();</text:span></text:p>
      <text:p text:style-name="P17"/>
      <text:p text:style-name="P15"><text:span text:style-name="T7"><text:s text:c="7"/></text:span><text:span text:style-name="T10">list</text:span><text:span text:style-name="T7">.</text:span><text:span text:style-name="T9">addFirst</text:span><text:span text:style-name="T7">(</text:span><text:span text:style-name="T12">"this"</text:span><text:span text:style-name="T7">);</text:span></text:p>
      <text:p text:style-name="P15"><text:span text:style-name="T7"><text:s text:c="7"/></text:span><text:span text:style-name="T10">list</text:span><text:span text:style-name="T7">.</text:span><text:span text:style-name="T9">printList</text:span><text:span text:style-name="T7">();</text:span></text:p>
      <text:p text:style-name="P15"><text:span text:style-name="T7"><text:s text:c="7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0">list</text:span><text:span text:style-name="T7">.</text:span><text:span text:style-name="T9">getSize</text:span><text:span text:style-name="T7">()); </text:span></text:p>
      <text:p text:style-name="P17"/>
      <text:p text:style-name="P15"><text:span text:style-name="T7"><text:s text:c="7"/></text:span><text:span text:style-name="T10">list</text:span><text:span text:style-name="T7">.</text:span><text:span text:style-name="T9">removeFirst</text:span><text:span text:style-name="T7">();</text:span></text:p>
      <text:p text:style-name="P15"><text:soft-page-break/><text:span text:style-name="T7"><text:s text:c="7"/></text:span><text:span text:style-name="T10">list</text:span><text:span text:style-name="T7">.</text:span><text:span text:style-name="T9">printList</text:span><text:span text:style-name="T7">();</text:span></text:p>
      <text:p text:style-name="P17"/>
      <text:p text:style-name="P15"><text:span text:style-name="T7"><text:s text:c="7"/></text:span><text:span text:style-name="T10">list</text:span><text:span text:style-name="T7">.</text:span><text:span text:style-name="T9">removeLast</text:span><text:span text:style-name="T7">();</text:span></text:p>
      <text:p text:style-name="P15"><text:span text:style-name="T7"><text:s text:c="7"/></text:span><text:span text:style-name="T10">list</text:span><text:span text:style-name="T7">.</text:span><text:span text:style-name="T9">printList</text:span><text:span text:style-name="T7">();</text:span></text:p>
      <text:p text:style-name="P15"><text:span text:style-name="T7"><text:s text:c="3"/>}</text:span></text:p>
      <text:p text:style-name="P15"><text:span text:style-name="T7">}</text:span></text:p>
      <text:p text:style-name="P13"/>
      <text:p text:style-name="P7"><text:span text:style-name="T3">How to insert in the middle of a Linked List (at a specified index ‘i’) ?<text:line-break/></text:span></text:p>
      <text:p text:style-name="P7"><text:span text:style-name="T3">Scratch</text:span></text:p>
      <text:p text:style-name="P15"><text:span text:style-name="T6">public</text:span><text:span text:style-name="T7"> </text:span><text:span text:style-name="T8">void</text:span><text:span text:style-name="T7"> </text:span><text:span text:style-name="T9">addInMiddle</text:span><text:span text:style-name="T7">(</text:span><text:span text:style-name="T8">int</text:span><text:span text:style-name="T7"> </text:span><text:span text:style-name="T10">index</text:span><text:span text:style-name="T7">, </text:span><text:span text:style-name="T8">String</text:span><text:span text:style-name="T7"> </text:span><text:span text:style-name="T10">data</text:span><text:span text:style-name="T7">) {</text:span></text:p>
      <text:p text:style-name="P15"><text:span text:style-name="T7"><text:s text:c="7"/></text:span><text:span text:style-name="T11">if</text:span><text:span text:style-name="T7">(</text:span><text:span text:style-name="T10">index</text:span><text:span text:style-name="T7"> &gt; </text:span><text:span text:style-name="T10">size</text:span><text:span text:style-name="T7"> || </text:span><text:span text:style-name="T10">index</text:span><text:span text:style-name="T7"> &lt; </text:span><text:span text:style-name="T13">0</text:span><text:span text:style-name="T7">) {</text:span></text:p>
      <text:p text:style-name="P15"><text:span text:style-name="T7"><text:s text:c="11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2">"Invalid Index value"</text:span><text:span text:style-name="T7">);</text:span></text:p>
      <text:p text:style-name="P15"><text:span text:style-name="T7"><text:s text:c="11"/></text:span><text:span text:style-name="T11">return</text:span><text:span text:style-name="T7">;</text:span></text:p>
      <text:p text:style-name="P15"><text:span text:style-name="T7"><text:s text:c="7"/>}</text:span></text:p>
      <text:p text:style-name="P15"><text:span text:style-name="T7"><text:s text:c="7"/></text:span><text:span text:style-name="T10">size</text:span><text:span text:style-name="T7">++;</text:span></text:p>
      <text:p text:style-name="P17"/>
      <text:p text:style-name="P15"><text:span text:style-name="T7"><text:s text:c="7"/></text:span><text:span text:style-name="T8">Node</text:span><text:span text:style-name="T7"> </text:span><text:span text:style-name="T10">newNode</text:span><text:span text:style-name="T7"> = </text:span><text:span text:style-name="T11">new</text:span><text:span text:style-name="T7"> </text:span><text:span text:style-name="T9">Node</text:span><text:span text:style-name="T7">(</text:span><text:span text:style-name="T10">data</text:span><text:span text:style-name="T7">);</text:span></text:p>
      <text:p text:style-name="P15"><text:span text:style-name="T7"><text:s text:c="7"/></text:span><text:span text:style-name="T11">if</text:span><text:span text:style-name="T7">(</text:span><text:span text:style-name="T10">head</text:span><text:span text:style-name="T7"> == </text:span><text:span text:style-name="T6">null</text:span><text:span text:style-name="T7"> || </text:span><text:span text:style-name="T10">index</text:span><text:span text:style-name="T7"> == </text:span><text:span text:style-name="T13">0</text:span><text:span text:style-name="T7">) {</text:span></text:p>
      <text:p text:style-name="P15"><text:span text:style-name="T7"><text:s text:c="11"/></text:span><text:span text:style-name="T10">newNode</text:span><text:span text:style-name="T7">.</text:span><text:span text:style-name="T10">next</text:span><text:span text:style-name="T7"> = </text:span><text:span text:style-name="T10">head</text:span><text:span text:style-name="T7">;</text:span></text:p>
      <text:p text:style-name="P15"><text:span text:style-name="T7"><text:s text:c="11"/></text:span><text:span text:style-name="T10">head</text:span><text:span text:style-name="T7"> = </text:span><text:span text:style-name="T10">newNode</text:span><text:span text:style-name="T7">;</text:span></text:p>
      <text:p text:style-name="P15"><text:span text:style-name="T7"><text:s text:c="11"/></text:span><text:span text:style-name="T11">return</text:span><text:span text:style-name="T7">;</text:span></text:p>
      <text:p text:style-name="P15"><text:span text:style-name="T7"><text:s text:c="7"/>}</text:span></text:p>
      <text:p text:style-name="P15"><text:span text:style-name="T7"><text:s text:c="8"/></text:span><text:span text:style-name="T8">Node</text:span><text:span text:style-name="T7"> </text:span><text:span text:style-name="T10">currNode</text:span><text:span text:style-name="T7"> = </text:span><text:span text:style-name="T10">head</text:span><text:span text:style-name="T7">;</text:span></text:p>
      <text:p text:style-name="P15"><text:span text:style-name="T7"><text:s text:c="7"/></text:span><text:span text:style-name="T11">for</text:span><text:span text:style-name="T7">(</text:span><text:span text:style-name="T8">int</text:span><text:span text:style-name="T7"> </text:span><text:span text:style-name="T10">i</text:span><text:span text:style-name="T7">=</text:span><text:span text:style-name="T13">1</text:span><text:span text:style-name="T7">; </text:span><text:span text:style-name="T10">i</text:span><text:span text:style-name="T7">&lt;</text:span><text:span text:style-name="T10">size</text:span><text:span text:style-name="T7">; </text:span><text:span text:style-name="T10">i</text:span><text:span text:style-name="T7">++) {</text:span></text:p>
      <text:p text:style-name="P15"><text:span text:style-name="T7"><text:s text:c="11"/></text:span><text:span text:style-name="T11">if</text:span><text:span text:style-name="T7">(</text:span><text:span text:style-name="T10">i</text:span><text:span text:style-name="T7"> == </text:span><text:span text:style-name="T10">index</text:span><text:span text:style-name="T7">) {</text:span></text:p>
      <text:p text:style-name="P15"><text:soft-page-break/><text:span text:style-name="T7"><text:s text:c="15"/></text:span><text:span text:style-name="T8">Node</text:span><text:span text:style-name="T7"> </text:span><text:span text:style-name="T10">nextNode</text:span><text:span text:style-name="T7"> = </text:span><text:span text:style-name="T10">currNode</text:span><text:span text:style-name="T7">.</text:span><text:span text:style-name="T10">next</text:span><text:span text:style-name="T7">;</text:span></text:p>
      <text:p text:style-name="P15"><text:span text:style-name="T7"><text:s text:c="15"/></text:span><text:span text:style-name="T10">currNode</text:span><text:span text:style-name="T7">.</text:span><text:span text:style-name="T10">next</text:span><text:span text:style-name="T7"> = </text:span><text:span text:style-name="T10">newNode</text:span><text:span text:style-name="T7">;</text:span></text:p>
      <text:p text:style-name="P15"><text:span text:style-name="T7"><text:s text:c="15"/></text:span><text:span text:style-name="T10">newNode</text:span><text:span text:style-name="T7">.</text:span><text:span text:style-name="T10">next</text:span><text:span text:style-name="T7"> = </text:span><text:span text:style-name="T10">nextNode</text:span><text:span text:style-name="T7">;</text:span></text:p>
      <text:p text:style-name="P15"><text:span text:style-name="T7"><text:s text:c="15"/></text:span><text:span text:style-name="T11">break</text:span><text:span text:style-name="T7">;</text:span></text:p>
      <text:p text:style-name="P15"><text:span text:style-name="T7"><text:s text:c="11"/>}</text:span></text:p>
      <text:p text:style-name="P15"><text:span text:style-name="T7"><text:s text:c="11"/></text:span><text:span text:style-name="T10">currNode</text:span><text:span text:style-name="T7"> = </text:span><text:span text:style-name="T10">currNode</text:span><text:span text:style-name="T7">.</text:span><text:span text:style-name="T10">next</text:span><text:span text:style-name="T7">;</text:span></text:p>
      <text:p text:style-name="P15"><text:span text:style-name="T7"><text:s text:c="7"/>}</text:span></text:p>
      <text:p text:style-name="P15"><text:span text:style-name="T7"><text:s text:c="3"/>}</text:span></text:p>
      <text:p text:style-name="P7"><text:span text:style-name="T3"><text:s/></text:span></text:p>
      <text:p text:style-name="P13"/>
      <text:p text:style-name="P7"><text:span text:style-name="T3">LinkedList class</text:span></text:p>
      <text:p text:style-name="P15"><text:span text:style-name="T6">import</text:span><text:span text:style-name="T7"> </text:span><text:span text:style-name="T8">java</text:span><text:span text:style-name="T7">.</text:span><text:span text:style-name="T8">util</text:span><text:span text:style-name="T7">.*;</text:span></text:p>
      <text:p text:style-name="P17"/>
      <text:p text:style-name="P15"><text:span text:style-name="T6">class</text:span><text:span text:style-name="T7"> </text:span><text:span text:style-name="T8">LL</text:span><text:span text:style-name="T7"> {</text:span></text:p>
      <text:p text:style-name="P15"><text:span text:style-name="T7"><text:s text:c="3"/></text:span><text:span text:style-name="T6">public</text:span><text:span text:style-name="T7"> </text:span><text:span text:style-name="T6">static</text:span><text:span text:style-name="T7"> </text:span><text:span text:style-name="T8">void</text:span><text:span text:style-name="T7"> </text:span><text:span text:style-name="T9">main</text:span><text:span text:style-name="T7">(</text:span><text:span text:style-name="T8">String</text:span><text:span text:style-name="T7"> </text:span><text:span text:style-name="T10">args</text:span><text:span text:style-name="T7">[]) {</text:span></text:p>
      <text:p text:style-name="P15"><text:span text:style-name="T7"><text:s text:c="6"/></text:span><text:span text:style-name="T8">LinkedList</text:span><text:span text:style-name="T7">&lt;</text:span><text:span text:style-name="T8">String</text:span><text:span text:style-name="T7">&gt; </text:span><text:span text:style-name="T10">list</text:span><text:span text:style-name="T7"> = </text:span><text:span text:style-name="T11">new</text:span><text:span text:style-name="T7"> </text:span><text:span text:style-name="T9">LinkedList</text:span><text:span text:style-name="T7">&lt;</text:span><text:span text:style-name="T8">String</text:span><text:span text:style-name="T7">&gt;();</text:span></text:p>
      <text:p text:style-name="P17"/>
      <text:p text:style-name="P15"><text:span text:style-name="T7"><text:s text:c="6"/></text:span><text:span text:style-name="T10">list</text:span><text:span text:style-name="T7">.</text:span><text:span text:style-name="T9">addFirst</text:span><text:span text:style-name="T7">(</text:span><text:span text:style-name="T12">"shradha"</text:span><text:span text:style-name="T7">);</text:span></text:p>
      <text:p text:style-name="P15"><text:span text:style-name="T7"><text:s text:c="6"/></text:span><text:span text:style-name="T10">list</text:span><text:span text:style-name="T7">.</text:span><text:span text:style-name="T9">addFirst</text:span><text:span text:style-name="T7">(</text:span><text:span text:style-name="T12">"name"</text:span><text:span text:style-name="T7">);</text:span></text:p>
      <text:p text:style-name="P15"><text:span text:style-name="T7"><text:s text:c="6"/></text:span><text:span text:style-name="T10">list</text:span><text:span text:style-name="T7">.</text:span><text:span text:style-name="T9">addFirst</text:span><text:span text:style-name="T7">(</text:span><text:span text:style-name="T12">"my"</text:span><text:span text:style-name="T7">);</text:span></text:p>
      <text:p text:style-name="P15"><text:span text:style-name="T7"><text:s text:c="6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0">list</text:span><text:span text:style-name="T7">);</text:span></text:p>
      <text:p text:style-name="P15"><text:span text:style-name="T7"><text:s text:c="5"/></text:span></text:p>
      <text:p text:style-name="P15"><text:span text:style-name="T7"><text:s text:c="6"/></text:span><text:span text:style-name="T10">list</text:span><text:span text:style-name="T7">.</text:span><text:span text:style-name="T9">add</text:span><text:span text:style-name="T7">(</text:span><text:span text:style-name="T13">2</text:span><text:span text:style-name="T7">, </text:span><text:span text:style-name="T12">"is"</text:span><text:span text:style-name="T7">);</text:span></text:p>
      <text:p text:style-name="P15"><text:span text:style-name="T7"><text:s text:c="6"/></text:span><text:span text:style-name="T8">System</text:span><text:span text:style-name="T7">.</text:span><text:span text:style-name="T14">out</text:span><text:span text:style-name="T7">.</text:span><text:span text:style-name="T9">println</text:span><text:span text:style-name="T7">(</text:span><text:span text:style-name="T10">list</text:span><text:span text:style-name="T7">);</text:span></text:p>
      <text:p text:style-name="P15"><text:span text:style-name="T7"><text:s text:c="3"/>}</text:span></text:p>
      <text:p text:style-name="P15"><text:span text:style-name="T7">}</text:span></text:p>
      <text:p text:style-name="P13"><text:soft-page-break/></text:p>
      <text:p text:style-name="P12"/>
      <text:p text:style-name="P8"><text:span text:style-name="T2">Homework Problems</text:span></text:p>
      <text:list xml:id="list2161970180" text:style-name="WWNum1">
        <text:list-item>
          <text:p text:style-name="P9"><text:span text:style-name="T4">Make a Linked List &amp; add the following elements to it : (1, 5, 7, 3 , 8, 2, 3). Search for the number 7 &amp; display its index.</text:span></text:p>
        </text:list-item>
        <text:list-item>
          <text:p text:style-name="P10"><text:span text:style-name="T4">Take elements(numbers in the range of 1-50) of a Linked List as input from the user. Delete all nodes which have values greater than 25.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M Sans" svg:font-family="'DM Sans'" style:font-family-generic="roman" style:font-pitch="variable"/>
    <style:font-face style:name="DM Sans1" svg:font-family="'DM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 style:font-family-generic="roman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3c78d8" loext:opacity="100%" style:font-name="Oswald" fo:font-size="12pt" fo:font-weight="bold" style:font-name-asian="Oswald1" style:font-size-asian="12pt" style:font-weight-asian="bold" style:font-name-complex="Oswald1" style:font-size-complex="12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><text:span text:style-name="MT1"/></text:p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4T09:56:09.110371687</dc:date>
    <meta:editing-duration>PT44S</meta:editing-duration>
    <meta:editing-cycles>1</meta:editing-cycles>
    <meta:document-statistic meta:table-count="0" meta:image-count="0" meta:object-count="0" meta:page-count="8" meta:paragraph-count="152" meta:word-count="431" meta:character-count="3899" meta:non-whitespace-character-count="2683"/>
    <meta:generator>LibreOffice/7.3.5.2$Linux_X86_64 LibreOffice_project/30$Build-2</meta:generator>
  </office:meta>
</office:document-meta>
</file>